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lab is to build a simple parser for expressions using a monadic parser system outlined by G.H. and E.M. in their paper: ___. <text:s/>Monads are for many people a sticking point in Haskell with a very steep learning curve. <text:s/>However, with a basic understanding of monads, tasks such as building a parser (that can be very complex in java for example) become very simple, clear and satisfying. <text:s/>The idea to this lab is to ignore as much as possible the underlying complexity of the monad and to focus on the application which in this case should be familiar to you. <text:s/>Later with a better understanding of how to apply the monads, learning about their composition will be a much easier exercise.</text:p>
      <text:p text:style-name="Standard"/>
      <text:p text:style-name="Standard">There are three components to this lab. <text:s/>First is the approach to monadic parsers in Haskell outlined by GH/EM. <text:s/>Second is the grammar that the parser will be based on. <text:s/>And third is the abstract syntax which will be the output from the parser.</text:p>
      <text:p text:style-name="Standard"/>
      <text:p text:style-name="Standard">As mentioned, the approach here is to temporarily shroud the underlying monadic structure and focus on the higher level of their application to this problem. <text:s/>If you are not already familiar with the higher level use of monads in Haskell, it is the do notation. <text:s/>The idea to this lab is to demonstrate how concisely the do notation translates a grammar into parse trees. <text:s/>As a simple example, take the following grammar (with ` ` used to demark terminals):</text:p>
      <text:p text:style-name="Standard"/>
      <text:p text:style-name="Standard">A → S `o` A | S</text:p>
      <text:p text:style-name="Standard">S → `A` | `B`</text:p>
      <text:p text:style-name="Standard"/>
      <text:p text:style-name="Standard">The data type to represent strings of this grammar (abstract syntax) might look like this:</text:p>
      <text:p text:style-name="Standard"/>
      <text:p text:style-name="Standard">data V = V S O V | T S</text:p>
      <text:p text:style-name="Standard">data S = Aval | Bval</text:p>
      <text:p text:style-name="Standard">data O = O</text:p>
      <text:p text:style-name="Standard"/>
      <text:p text:style-name="Standard">A parser to decide if a string is valid in this grammar in do notation might look like this:</text:p>
      <text:p text:style-name="Standard"/>
      <text:p text:style-name="Standard">ruleA = do {</text:p>
      <text:p text:style-name="Standard"><text:tab/> <text:s text:c="6"/>s <text:s/>← ruleS;</text:p>
      <text:p text:style-name="Standard"><text:tab/> <text:s text:c="6"/>o <text:s/>← symbol “o”;</text:p>
      <text:p text:style-name="Standard"><text:tab/> <text:s text:c="6"/>a <text:s/>← ruleA;</text:p>
      <text:p text:style-name="Standard"><text:tab/> <text:s text:c="6"/>return (Value s o a)</text:p>
      <text:p text:style-name="Standard"><text:tab/> <text:s text:c="5"/>} + + +</text:p>
      <text:p text:style-name="Standard"><text:tab/> do {</text:p>
      <text:p text:style-name="Standard"><text:tab/> <text:s text:c="6"/>s <text:s/>← ruleS;</text:p>
      <text:p text:style-name="Standard"><text:tab/> <text:s text:c="6"/>return (Terminal s)</text:p>
      <text:p text:style-name="Standard"><text:tab/> <text:s text:c="6"/>}</text:p>
      <text:p text:style-name="Standard"/>
      <text:p text:style-name="Standard">ruleS = do {</text:p>
      <text:p text:style-name="Standard"><text:tab/> <text:s text:c="6"/>a <text:s/>← symbol "A";</text:p>
      <text:p text:style-name="Standard"><text:tab/> <text:s text:c="6"/>return Aval</text:p>
      <text:p text:style-name="Standard"><text:tab/> <text:s text:c="5"/>} + + +</text:p>
      <text:p text:style-name="Standard"><text:tab/> do {</text:p>
      <text:p text:style-name="Standard"><text:tab/> <text:s text:c="5"/>b <text:s/>← symbol "B";</text:p>
      <text:p text:style-name="Standard"><text:tab/> <text:s text:c="5"/>return Bval</text:p>
      <text:p text:style-name="Standard"><text:tab/> <text:s text:c="5"/>}</text:p>
      <text:p text:style-name="Standard"/>
      <text:p text:style-name="Standard"><text:soft-page-break/>In these examples, a parser is something that takes a string as input consuming part or all of the string and returns the result in the form of the abstract syntax . <text:s/>The unconsumed portion can then be fed to another parser for further consumption. <text:s/>Each line of the do block in this example containing ← is some parser that consumes some of the input string and binds it's result to the variable left of the arrow.</text:p>
      <text:p text:style-name="Standard"/>
      <text:p text:style-name="Standard">The parser {symbol &lt; string &gt;} reads from the beginning of the input string that is passed to it and tests to see if there is a match with it's argument string. <text:s/>For example, passing “teetotaler” to {s ← string “tee”} would succeed binding “tee” to the variable s and leaving “totaler” to be passed on. <text:s/>While passing “teetotaler” to {s ← string “tea”} fails and no result is bound to s. <text:s/>In fact in the case of failure, say if {s ← string “tea”} is in a series of parsers within some do block, then failure is passed along until the return is reached which returns failure. <text:s/>Try to read this on a high level for now, not worrying about how failure is represented or how the input string is passed along through the do block. <text:s/>{symbol &lt; string &gt;} also has the property that it will match regardless to whitespace to the left and right of the matchable string: <text:s/>applying “ tee totaler” to {s ← string “tee”} will succeed binding “tee” to the variable s.</text:p>
      <text:p text:style-name="Standard"/>
      <text:p text:style-name="Standard">In the case of {ruleA} ,which corresponds to the grammar rule (A → S o A | S), the first line within the do block applies {ruleS} to the input string. <text:s/>The parser {ruleS} consumes some of the input string and binds it's result to the variable s, while the unconsumed portion of the string gets passed to the second line of the do block. <text:s/>On the second line, The parser {symbol “o”} is applied to the remaining portion of the input string where it consumes some more of it and binds it's result to the variable o. <text:s/>The third line consumes more of the input binding it's result to the variable a. <text:s/>The return statement on the fourth line applies the constructor V to the three variables returned by the first three parsers of the do block. <text:s/>The operator (+ + +) between the two do blocks serves as the | in the grammar rule. <text:s/>If the first do block fails, then the second one is given a crack (with the same initial input string). <text:s/>The first do block in {ruleA} corresponds to (A → S o A) that is the first option of the grammar rule while the second do block, corresponds to (A → S) that is the second option of the grammar rule. <text:s/>Notice that {ruleA} is recursive. <text:s/>As long as the first do block does not fail it will keep calling itself . <text:s/>The recursion ends when either the first do block fails and the second matches, or when they both fail which is the case of an unsuccessful parse. <text:s/>This example is provided in the simple.hs file with a test function. <text:s/>The test function takes an input string as an argument. For example, (test “A o B o B”) will successfully parse while (test “A o B o”) will fail. <text:s/>Also, (test “AoBoA o Ao B”) will parse successfully. <text:s/>It must be noted that if the grammar that a parser is derived from is ambiguous (section 3.5 Languages and Machines) then there will be occasions where either do block seperated by (+ + +) could succeed on some input string. <text:s/>If this is the case the first do block will be the one that gets applied. <text:s/>This can result in going down some path that ends in failure where if the second do block had been applied a successful parse could have been achieved. <text:s/>The only solution to this dilemma that I am aware of is to make sure that the grammar that the parser is derived from is unambiguous.</text:p>
      <text:p text:style-name="Standard"/>
      <text:p text:style-name="Standard">Exercise: <text:s/>Write a simple recursive grammar with two or three rules and two or three terminal symbols. <text:s/>Make sure for this example that you do not use any left recursion such as (A → A b A | a). <text:s/>Write data types to represent a syntax tree for your grammar. <text:s/>You will need to provide instances of Show for your data types if you want to view your results (see simple.hs). <text:s/>Using the parser {symbol &lt; string &gt;} write a monadic parser for your grammar. <text:s/>You can test out your parser using the same {test inp} function from the sample file replacing “ruleA” with your highest level grammar rule. <text:s/>I have provided another similar example from pg. 77 in Languages and Machines in the simple.hs file to study.</text:p>
      <text:p text:style-name="Standard"/>
      <text:p text:style-name="Standard"/>
      <text:p text:style-name="Standard"/>
      <text:p text:style-name="Standard"><text:soft-page-break/>It is important to note that if the first line in a do block is a recursive call, such as in the following example, an interminable loop will ensue.</text:p>
      <text:p text:style-name="Standard"/>
      <text:p text:style-name="Standard">theFool = do {</text:p>
      <text:p text:style-name="Standard"><text:tab/> <text:s text:c="6"/>f <text:s/>← theFool;</text:p>
      <text:p text:style-name="Standard"><text:tab/> <text:s text:c="6"/>r <text:s/>← symbol “rat”;</text:p>
      <text:p text:style-name="Standard"><text:tab/> <text:s text:c="6"/>return (V f r)</text:p>
      <text:p text:style-name="Standard"><text:tab/> <text:s text:c="5"/>}</text:p>
      <text:p text:style-name="Standard"/>
      <text:p text:style-name="Standard">Well, how can the case where left recursion exists in the grammar be handled by the monadic parser? <text:s/>A parser has been provided by GH/EM to handle just such a case. <text:s/>The function {chainl1} (named to describe the action of chaining together one or more left recursion rules). <text:s/>A good example comes from pg. 35 of Programming Languages:</text:p>
      <text:p text:style-name="Standard"/>
      <text:p text:style-name="Standard">Expr → Expr + Term | Expr – Term | Term</text:p>
      <text:p text:style-name="Standard">Term → 0 | … | 9 | (Expr)</text:p>
      <text:p text:style-name="Standard">which is the same as:</text:p>
      <text:p text:style-name="Standard"/>
      <text:p text:style-name="Standard">Expr → Term { (+ | - ) Term }</text:p>
      <text:p text:style-name="Standard"/>
      <text:p text:style-name="Standard">This function:</text:p>
      <text:p text:style-name="Standard">chainl1 :: Parser a → Parser (a → a → a) → Parser a</text:p>
      <text:p text:style-name="Standard">the first argument, Parser a, will be something like {term :: Parser Expr}, and the second argument, Parser (a → a → a), will be something like {addop :: Parser C}. <text:s/>This second parser will consume an add operator in the input string and return something of type (Expr → Expr → Expr). <text:s/>In exchange for these two arguments, {chainl1} returns a parser that will parse a string corresponding to the rule: <text:s/>Expr → Term { (+ | - ) Term }. <text:s/>An example is in order:</text:p>
      <text:p text:style-name="Standard"/>
      <text:p text:style-name="Standard">data Expr = Lit Int | Op BinOp Expr Expr</text:p>
      <text:p text:style-name="Standard">data BinOp = Add | Sub</text:p>
      <text:p text:style-name="Standard"/>
      <text:p text:style-name="Standard">– A simple data structure for add op expressions.</text:p>
      <text:p text:style-name="Standard"/>
      <text:p text:style-name="Standard">addop :: Parser (Expr → Expr → Expr)</text:p>
      <text:p text:style-name="Standard">addop = do {symb "+"; return (Op Add)} + + + do {symb "-"; return (Op Sub)}</text:p>
      <text:p text:style-name="Standard"/>
      <text:p text:style-name="Standard">– Note the type of (Op Sub) or (Op Add) :: Expr → Expr → Expression. <text:s/>This can be seen from the definitions of Expr and BinOp. <text:s/>Addop will first look for “+”. <text:s/>If there is none it will look for “-”.</text:p>
      <text:p text:style-name="Standard"/>
      <text:p text:style-name="Standard">term :: Parser Expr</text:p>
      <text:p text:style-name="Standard">term = do {</text:p>
      <text:p text:style-name="Standard"><text:tab/> <text:s text:c="5"/>n ← nat;</text:p>
      <text:p text:style-name="Standard"><text:tab/> <text:s text:c="5"/>return (Lit n)</text:p>
      <text:p text:style-name="Standard"><text:tab/> <text:s text:c="5"/>}</text:p>
      <text:p text:style-name="Standard">– Note that the reason term is type Parser Expr is that it's return value (Lit n) is of type Expr.</text:p>
      <text:p text:style-name="Standard"/>
      <text:p text:style-name="Standard">expr :: Parser Expr</text:p>
      <text:p text:style-name="Standard">expr = term `chainl1` addop</text:p>
      <text:p text:style-name="Standard"/>
      <text:p text:style-name="Standard"><text:soft-page-break/>Feeding add op expressions in string form to {test' &lt; string &gt;} will show that the string is in fact parsed in left recursion form.</text:p>
      <text:p text:style-name="Standard"/>
      <text:p text:style-name="Standard">Exercise:</text:p>
      <text:p text:style-name="Standard">Expand the data type for Expr to include Mul, Div, and Mod. <text:s/>Write a parser of Expr. <text:s/>Write an evaluator Expr called eval. <text:s/>You can test your with the result function (see it's type). <text:s/>Note that eval has been provided with the default definition: <text:s/>id, and must be re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2-10-17T15:59:44.48</meta:creation-date>
    <meta:generator>OpenOffice.org/3.3$Win32 OpenOffice.org_project/330m20$Build-9567</meta:generator>
    <dc:date>2012-10-18T14:26:49.78</dc:date>
    <dc:creator>owen meyer</dc:creator>
    <meta:editing-duration>PT8H48M43S</meta:editing-duration>
    <meta:editing-cycles>10</meta:editing-cycles>
    <meta:document-statistic meta:table-count="0" meta:image-count="0" meta:object-count="0" meta:page-count="4" meta:paragraph-count="63" meta:word-count="1646" meta:character-count="8528"/>
  </office:meta>
</office:document-meta>
</file>